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0pt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2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armanlage</text:span></text:p>
      <text:p text:style-name="P1"/>
      <text:p text:style-name="Standard"><text:span text:style-name="T1">Szenarien</text:span></text:p>
      <text:p text:style-name="P1"/>
      <text:p text:style-name="Standard"><text:span text:style-name="T1">1) Rückwärts:</text:span></text:p>
      <text:p text:style-name="Standard"><text:span text:style-name="T1">Fakt: Haustür von innen geschlossen</text:span></text:p>
      <text:p text:style-name="Standard"><text:span text:style-name="T1">Ziel: Personenschaden-Gefahr möglich ?</text:span></text:p>
      <text:p text:style-name="Standard"><text:span text:style-name="T1">?? Warum wird IMMER nach Sachschaden gefragt trotz Regel "Kein_Sachschaden"</text:span></text:p>
      <text:p text:style-name="P1"/>
      <text:p text:style-name="Standard"><text:span text:style-name="T1">2) Rückwärts:</text:span></text:p>
      <text:p text:style-name="Standard"><text:span text:style-name="T1">Szenario: </text:span></text:p>
      <text:p text:style-name="Standard"><text:span text:style-name="T1">"Notdienst, Polizei, Feuerwehr möchte wissen, ob Personen im Haus sind" </text:span></text:p>
      <text:p text:style-name="P1"/>
      <text:p text:style-name="Standard"><text:span text:style-name="T1">Ziel: Personen_im_Haus = Ja</text:span></text:p>
      <text:p text:style-name="P1"/>
      <text:p text:style-name="Standard"><text:span text:style-name="T1">3)</text:span></text:p>
      <text:p text:style-name="Standard"><text:span text:style-name="T1">Szenario:</text:span></text:p>
      <text:p text:style-name="Standard"><text:span text:style-name="T1">"Wann sprüht die Sprinkleranlage Wasser ( ohne auf die Feuerwehr oder eine Rückmeldung von der Notfallzentrale zu warten)?</text:span></text:p>
      <text:p text:style-name="P1"/>
      <text:p text:style-name="Standard"><text:span text:style-name="T1">Ziel: Sprinkleranlage = sprüht_Wass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64" meta:character-count="473" meta:non-whitespace-character-count="421"/>
    <meta:generator>LibreOffice/3.6$Windows_x86 LibreOffice_project/e183d5b-f8ccaf6-3804794-95b4be8-895629</meta:generator>
  </office:meta>
</office:document-meta>
</file>